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&lt;table class="JournalDeBord" &gt;</text:p>
      <text:p text:style-name="Standard"><text:tab/><text:tab/>&lt;tr class="LigneJournalDeBord"&gt;</text:p>
      <text:p text:style-name="Standard"><text:tab/><text:tab/><text:tab/>&lt;th class="ligne ligne2 Ligne7" &gt; Dates &lt;/th&gt;</text:p>
      <text:p text:style-name="Standard"><text:tab/><text:tab/><text:tab/>&lt;th class="ligne Ligne3 Ligne7" &gt; Ce que j'ai fait &lt;/th&gt;</text:p>
      <text:p text:style-name="Standard"><text:tab/><text:tab/><text:tab/>&lt;th class="ligne Ligne4 Ligne7" &gt; Ce que j'ai observé &lt;/th&gt;</text:p>
      <text:p text:style-name="Standard"><text:tab/><text:tab/><text:tab/>&lt;th class="ligne Ligne5 Ligne7" &gt; Impressions &lt;/th&gt;</text:p>
      <text:p text:style-name="Standard"><text:tab/><text:tab/>&lt;/tr&gt;</text:p>
      <text:p text:style-name="Standard"><text:tab/><text:tab/>&lt;tr class="LigneJournalDeBord"&gt;</text:p>
      <text:p text:style-name="Standard"><text:tab/><text:tab/><text:tab/>&lt;td class="ligne ligne2" &gt; Lundi : &lt;/td&gt;</text:p>
      <text:p text:style-name="Standard"><text:tab/><text:tab/><text:tab/>&lt;td class="ligne Ligne3" &gt; J'ai appris à développer en html du texte et le mettre en page avec du css. J'ai suivi une équipe pendant leur travail &lt;/td&gt;</text:p>
      <text:p text:style-name="Standard"><text:tab/><text:tab/><text:tab/>&lt;td class="ligne Ligne4" &gt; J'ai observé les DailyStandup de l'équipe en France et ceux avec l'équipe en inde. J'ai observé un peu chaque membre de l'équipe et leur travail. &lt;/td&gt;</text:p>
      <text:p text:style-name="Standard"><text:tab/><text:tab/><text:tab/>&lt;td class="ligne Ligne5" &gt; J'ai été surpris qu'ils travaillaient dans des openspaces. J'ai aussi été supris pas le Secret Santa : Chaque membre de l'équipe apporte un cadeau mystère qui est tiré au sort par un membre de l'équipe. Il y a une bonne cohésion d'équipe et j'ai été bien acceuilli.&lt;/td&gt;</text:p>
      <text:p text:style-name="Standard"><text:tab/><text:tab/>&lt;/tr&gt;</text:p>
      <text:p text:style-name="Standard"><text:tab/><text:tab/>&lt;tr class="LigneJournalDeBord"&gt;</text:p>
      <text:p text:style-name="Standard"><text:tab/><text:tab/><text:tab/>&lt;td class="ligne ligne2" &gt; Mardi : &lt;/td&gt;</text:p>
      <text:p text:style-name="Standard"><text:tab/><text:tab/><text:tab/>&lt;td class="ligne Ligne3" &gt; J'ai gagné de l'expérience en html et en css et j'ai fait le tableau que vous liser grâce à ça. J'ai fais mon premier DailyStandUp. &lt;/td&gt;</text:p>
      <text:p text:style-name="Standard"><text:tab/><text:tab/><text:tab/>&lt;td class="ligne Ligne4" &gt; J'ai observé pendant quelques instants le DailyStandup en anglais avec l'équipe indienne. Je n'est pas participé jusqu'au bout car cela était trop compliqué à comprendre. <text:s/>&lt;/td&gt;</text:p>
      <text:p text:style-name="Standard"><text:tab/><text:tab/><text:tab/>&lt;td class="ligne Ligne5" &gt; L'ambiance est super, les membres de l'équipe où je fais mon stage sont à l'écoute de mes questions et m'aident en cas de besoin. &lt;/td&gt;</text:p>
      <text:p text:style-name="Standard"><text:tab/><text:tab/>&lt;/tr&gt;</text:p>
      <text:p text:style-name="Standard"><text:tab/><text:tab/>&lt;tr class="LigneJournalDeBord"&gt;</text:p>
      <text:p text:style-name="Standard"><text:tab/><text:tab/><text:tab/>&lt;td class="ligne ligne2" &gt; Mercredi : &lt;/td&gt;</text:p>
      <text:p text:style-name="Standard"><text:tab/><text:tab/><text:tab/>&lt;td class="ligne Ligne3" &gt; J'ai créé des boutons avec un lien clickable et j'ai commencé mon "CV" sur une nouvelle page web que l'on verra avec le lien. &lt;/td&gt;</text:p>
      <text:p text:style-name="Standard"><text:tab/><text:tab/><text:tab/>&lt;td class="ligne Ligne4" &gt; J'ai observé le DailyStandUp de l'équipe de mon frère et le travail d'un devops. J'ai aussi observé les deux Frontend de l'équipe ou je suis. &lt;/td&gt;</text:p>
      <text:p text:style-name="Standard"><text:tab/><text:tab/><text:tab/>&lt;td class="ligne Ligne5" &gt; Toujours super ambiance. &lt;/td&gt;</text:p>
      <text:p text:style-name="Standard"><text:tab/><text:tab/>&lt;/tr&gt;</text:p>
      <text:p text:style-name="Standard"><text:tab/><text:tab/>&lt;tr class="LigneJournalDeBord"&gt;</text:p>
      <text:p text:style-name="Standard"><text:tab/><text:tab/><text:tab/>&lt;td class="ligne ligne2" &gt; Jeudi : &lt;/td&gt;</text:p>
      <text:p text:style-name="Standard"><text:tab/><text:tab/><text:tab/>&lt;td class="ligne Ligne3" &gt; J'ai fais un menu qui relie toutes mes pages web avec un petit easter egg (objet caché dans un site ou un jeu). &lt;/td&gt;</text:p>
      <text:p text:style-name="Standard"><text:tab/><text:tab/><text:tab/>&lt;td class="ligne Ligne4" &gt; J'ai encore observé mon frère travailler. &lt;/td&gt;</text:p>
      <text:p text:style-name="Standard"><text:tab/><text:tab/><text:tab/>&lt;td class="ligne Ligne5" &gt; Super &lt;/td&gt;</text:p>
      <text:p text:style-name="Standard"><text:tab/><text:tab/>&lt;/tr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&lt;ul class="ListeCompetences"&gt;</text:p>
      <text:p text:style-name="Standard"><text:tab/><text:tab/>&lt;li class="Competence1"&gt; Comprend vite &lt;/li&gt;</text:p>
      <text:p text:style-name="Standard"><text:tab/><text:tab/>&lt;li class="Competence2"&gt; Est meilleur en html vanilla que mon frère. &lt;/li&gt;</text:p>
      <text:p text:style-name="Standard"><text:tab/><text:tab/>&lt;li class="Competence3"&gt; Je sais utiliser un éditeur de programmation &lt;/li&gt;</text:p>
      <text:p text:style-name="Standard"><text:tab/><text:tab/>&lt;li class="Competence4"&gt; Language de programation html et css <text:s/>: niveau débutant. &lt;/li&gt;</text:p>
      <text:p text:style-name="Standard"><text:tab/><text:tab/>&lt;li class="Competence5"&gt; Niveau d'anglais : Minecraft &lt;/li&gt; </text:p>
      <text:p text:style-name="Standard"><text:tab/>&lt;/u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9T11:21:07.554000000</meta:creation-date>
    <dc:date>2021-12-29T11:53:21.826000000</dc:date>
    <meta:editing-duration>PT1M54S</meta:editing-duration>
    <meta:editing-cycles>1</meta:editing-cycles>
    <meta:document-statistic meta:table-count="0" meta:image-count="0" meta:object-count="0" meta:page-count="2" meta:paragraph-count="38" meta:word-count="438" meta:character-count="2852" meta:non-whitespace-character-count="2356"/>
    <meta:generator>LibreOffice/7.0.3.1$Windows_X86_64 LibreOffice_project/d7547858d014d4cf69878db179d326fc3483e082</meta:generator>
  </office:meta>
</office:document-meta>
</file>